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84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6.211in"/>
    </style:style>
    <style:style style:name="co6" style:family="table-column">
      <style:table-column-properties fo:break-before="auto" style:column-width="1.905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style:font-name-complex="Arial1"/>
    </style:style>
    <style:style style:name="ce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Use button on objec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pen Crafting Wind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hows blank window where you can click inventory items and place in the wind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se tools on requisites to open a menu to display what you can create with requisites in the wind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rrange requisites to build it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losing Crafting Wind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ump all items on 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mp all requisites <text:s/>in inventory</text:p>
          </table:table-cell>
          <table:table-cell table:number-columns-repeated="3"/>
        </table:table-row>
        <table:table-row table:style-name="ro1">
          <table:table-cell office:value-type="string">
            <text:p>Use Crafting Item on objec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isplay what you can create with inventory requisites and objec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ol</text:p>
          </table:table-cell>
          <table:table-cell office:value-type="string">
            <text:p>Craft</text:p>
          </table:table-cell>
          <table:table-cell office:value-type="string">
            <text:p>Requires</text:p>
          </table:table-cell>
          <table:table-cell table:number-columns-repeated="2"/>
        </table:table-row>
        <table:table-row table:style-name="ro1">
          <table:table-cell office:value-type="string">
            <text:p>General</text:p>
          </table:table-cell>
          <table:table-cell/>
          <table:table-cell office:value-type="string">
            <text:p>Axe</text:p>
          </table:table-cell>
          <table:table-cell office:value-type="string">
            <text:p>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oe</text:p>
          </table:table-cell>
          <table:table-cell office:value-type="string">
            <text:p>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hovel</text:p>
          </table:table-cell>
          <table:table-cell office:value-type="string">
            <text:p>Head,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ckaxe</text:p>
          </table:table-cell>
          <table:table-cell office:value-type="string">
            <text:p>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mer</text:p>
          </table:table-cell>
          <table:table-cell office:value-type="string">
            <text:p>Head,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w</text:p>
          </table:table-cell>
          <table:table-cell office:value-type="string">
            <text:p>Handle,Saw Blade</text:p>
          </table:table-cell>
          <table:table-cell table:number-columns-repeated="2"/>
        </table:table-row>
        <table:table-row table:style-name="ro1">
          <table:table-cell office:value-type="string">
            <text:p>Carpentry</text:p>
          </table:table-cell>
          <table:table-cell office:value-type="string">
            <text:p>Chisel, Axe, Hammer</text:p>
          </table:table-cell>
          <table:table-cell office:value-type="string">
            <text:p>Carpenters Shop</text:p>
          </table:table-cell>
          <table:table-cell office:value-type="string">
            <text:p>Plank(5), Rod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w</text:p>
          </table:table-cell>
          <table:table-cell office:value-type="string">
            <text:p>Plank</text:p>
          </table:table-cell>
          <table:table-cell office:value-type="string">
            <text:p>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Handle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Rod</text:p>
          </table:table-cell>
          <table:table-cell office:value-type="string">
            <text:p>Plank/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Chisel</text:p>
          </table:table-cell>
          <table:table-cell office:value-type="string">
            <text:p>Rock, R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Ax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Ho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Shovel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Pickax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Hammer Head</text:p>
          </table:table-cell>
          <table:table-cell office:value-type="string">
            <text:p>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penters Shop</text:p>
          </table:table-cell>
          <table:table-cell office:value-type="string">
            <text:p>Planer</text:p>
          </table:table-cell>
          <table:table-cell office:value-type="string">
            <text:p>Plank, Handle, Planar P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</text:p>
          </table:table-cell>
          <table:table-cell table:style-name="ce1" office:value-type="string">
            <text:p>Treetap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</text:p>
          </table:table-cell>
          <table:table-cell office:value-type="string">
            <text:p>Rock Saw</text:p>
          </table:table-cell>
          <table:table-cell office:value-type="string">
            <text:p>Rock, Hand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penters Shop, Saw</text:p>
          </table:table-cell>
          <table:table-cell office:value-type="string">
            <text:p>Loom</text:p>
          </table:table-cell>
          <table:table-cell office:value-type="string">
            <text:p>Plant(5), Rod(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Tub</text:p>
          </table:table-cell>
          <table:table-cell office:value-type="string">
            <text:p>Plank, Meal Hoop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Barrel</text:p>
          </table:table-cell>
          <table:table-cell office:value-type="string">
            <text:p>Plank, Meal Hoop(3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Scaffolding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w</text:p>
          </table:table-cell>
          <table:table-cell office:value-type="string">
            <text:p>Tanners Rack</text:p>
          </table:table-cell>
          <table:table-cell office:value-type="string">
            <text:p>Plank(4), Threa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bide Chisel</text:p>
          </table:table-cell>
          <table:table-cell office:value-type="string">
            <text:p>RockBric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w</text:p>
          </table:table-cell>
          <table:table-cell office:value-type="string">
            <text:p>Chest</text:p>
          </table:table-cell>
          <table:table-cell office:value-type="string">
            <text:p>Plank(4)</text:p>
          </table:table-cell>
          <table:table-cell table:number-columns-repeated="2"/>
        </table:table-row>
        <table:table-row table:style-name="ro1">
          <table:table-cell office:value-type="string">
            <text:p>Stone Masonr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Masons Workbench</text:p>
          </table:table-cell>
          <table:table-cell office:value-type="string">
            <text:p>Rock(1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, Rod</text:p>
          </table:table-cell>
          <table:table-cell office:value-type="string">
            <text:p>Mortar Mix</text:p>
          </table:table-cell>
          <table:table-cell office:value-type="string">
            <text:p>Crushed Limestone, Wa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, Rod</text:p>
          </table:table-cell>
          <table:table-cell office:value-type="string">
            <text:p>Brick</text:p>
          </table:table-cell>
          <table:table-cell office:value-type="string">
            <text:p>Crushed Rock/Sand(3):Clay(1); Bake in furnace for extra durability 1000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atu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Chair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Bowl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Vas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Wall</text:p>
          </table:table-cell>
          <table:table-cell office:value-type="string">
            <text:p>Rock(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Ax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Ho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Shovel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Pickax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Hammer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culptur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Cast(For Pouring molds)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Mortar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Pestl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Gloryhole</text:p>
          </table:table-cell>
          <table:table-cell office:value-type="string">
            <text:p>Mortar mix(2), Brick(20)</text:p>
          </table:table-cell>
          <table:table-cell table:number-columns-repeated="2"/>
        </table:table-row>
        <table:table-row table:style-name="ro1">
          <table:table-cell office:value-type="string">
            <text:p>Refining</text:p>
          </table:table-cell>
          <table:table-cell/>
          <table:table-cell office:value-type="string">
            <text:p>Coal Furnace</text:p>
          </table:table-cell>
          <table:table-cell office:value-type="string">
            <text:p>Brick(22),Mortar Mix(5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ast Furnace</text:p>
          </table:table-cell>
          <table:table-cell office:value-type="string">
            <text:p>Iron Ingot(20),Bolt(1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hromium Ingot</text:p>
          </table:table-cell>
          <table:table-cell office:value-type="string">
            <text:p>Chromite(Chromium Ore)</text:p>
          </table:table-cell>
          <table:table-cell office:value-type="string">
            <text:p>Temp in C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ungsten Ingot</text:p>
          </table:table-cell>
          <table:table-cell office:value-type="string">
            <text:p>Scheelite(Tungsten Ore)</text:p>
          </table:table-cell>
          <table:table-cell office:value-type="float" office:value="3430">
            <text:p>343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antalum Ingot</text:p>
          </table:table-cell>
          <table:table-cell office:value-type="string">
            <text:p>Coltan(niobium/tantalum ore)</text:p>
          </table:table-cell>
          <table:table-cell office:value-type="float" office:value="3422">
            <text:p>342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Iron Ingot</text:p>
          </table:table-cell>
          <table:table-cell office:value-type="string">
            <text:p>Hematite(Iron Ore)</text:p>
          </table:table-cell>
          <table:table-cell office:value-type="float" office:value="3020">
            <text:p>302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obalt Ingot</text:p>
          </table:table-cell>
          <table:table-cell office:value-type="string">
            <text:p>Cobaltite(Cobalt ore)</text:p>
          </table:table-cell>
          <table:table-cell office:value-type="float" office:value="2802">
            <text:p>280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Nickel Ingot</text:p>
          </table:table-cell>
          <table:table-cell office:value-type="string">
            <text:p>Pentlandite(Iron-nickel ore 1:1)</text:p>
          </table:table-cell>
          <table:table-cell office:value-type="float" office:value="2723">
            <text:p>2723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Niobium Ingot</text:p>
          </table:table-cell>
          <table:table-cell office:value-type="string">
            <text:p>Coltan(niobium/tantalum ore)</text:p>
          </table:table-cell>
          <table:table-cell office:value-type="float" office:value="2651">
            <text:p>265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opper Ingot</text:p>
          </table:table-cell>
          <table:table-cell office:value-type="string">
            <text:p>Chalcocite and Chalcopyrite(Copper Ore)</text:p>
          </table:table-cell>
          <table:table-cell office:value-type="float" office:value="2469">
            <text:p>2469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Gold Ingot</text:p>
          </table:table-cell>
          <table:table-cell office:value-type="string">
            <text:p>Gold Ore</text:p>
          </table:table-cell>
          <table:table-cell office:value-type="float" office:value="1981">
            <text:p>198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Silver Ingot</text:p>
          </table:table-cell>
          <table:table-cell office:value-type="string">
            <text:p>Galena(Lead/Silver)</text:p>
          </table:table-cell>
          <table:table-cell office:value-type="float" office:value="1945">
            <text:p>194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horium Ingot</text:p>
          </table:table-cell>
          <table:table-cell office:value-type="string">
            <text:p>Monazite(Thorium Ore)</text:p>
          </table:table-cell>
          <table:table-cell office:value-type="float" office:value="1761">
            <text:p>176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itanium Ingot</text:p>
          </table:table-cell>
          <table:table-cell office:value-type="string">
            <text:p>Ilmenite(Minor Iron Major Titanium ore</text:p>
          </table:table-cell>
          <table:table-cell office:value-type="float" office:value="1755">
            <text:p>175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Uranium Ingot</text:p>
          </table:table-cell>
          <table:table-cell office:value-type="string">
            <text:p>Uranite(Uranium Ore)</text:p>
          </table:table-cell>
          <table:table-cell office:value-type="float" office:value="1662">
            <text:p>166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Arsenic Ingot</text:p>
          </table:table-cell>
          <table:table-cell office:value-type="string">
            <text:p>Arsenopyrite(Arsenic Iron Ore)</text:p>
          </table:table-cell>
          <table:table-cell office:value-type="float" office:value="1135">
            <text:p>113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Zinc Ingot</text:p>
          </table:table-cell>
          <table:table-cell office:value-type="string">
            <text:p>Sphalerite(Zinc Ore)</text:p>
          </table:table-cell>
          <table:table-cell office:value-type="float" office:value="816">
            <text:p>816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Aluminum Ingot</text:p>
          </table:table-cell>
          <table:table-cell office:value-type="string">
            <text:p>Bauxite(Aluminum Ore)</text:p>
          </table:table-cell>
          <table:table-cell office:value-type="float" office:value="782">
            <text:p>78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Lead Ingot</text:p>
          </table:table-cell>
          <table:table-cell office:value-type="string">
            <text:p>Galena(Lead/Silver)</text:p>
          </table:table-cell>
          <table:table-cell office:value-type="float" office:value="660">
            <text:p>66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in Ingot</text:p>
          </table:table-cell>
          <table:table-cell office:value-type="string">
            <text:p>Cassiterite(Tin Ore)</text:p>
          </table:table-cell>
          <table:table-cell office:value-type="float" office:value="621">
            <text:p>62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Mercury</text:p>
          </table:table-cell>
          <table:table-cell office:value-type="string">
            <text:p>Cinnabar(Mercury Ore)</text:p>
          </table:table-cell>
          <table:table-cell office:value-type="float" office:value="450">
            <text:p>45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Brass Ingot</text:p>
          </table:table-cell>
          <table:table-cell office:value-type="string">
            <text:p>Copper,Zinc Ingots</text:p>
          </table:table-cell>
          <table:table-cell office:value-type="float" office:value="-38">
            <text:p>-38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Bronze Ingot</text:p>
          </table:table-cell>
          <table:table-cell office:value-type="string">
            <text:p>Copper,Tin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Solder</text:p>
          </table:table-cell>
          <table:table-cell office:value-type="string">
            <text:p>Lead,Tin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Cast Iron Ingot</text:p>
          </table:table-cell>
          <table:table-cell office:value-type="string">
            <text:p>Iron Ingot, Carbon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Wrought Iron Ingot</text:p>
          </table:table-cell>
          <table:table-cell office:value-type="string">
            <text:p>Iron Ingot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Steel Ingot</text:p>
          </table:table-cell>
          <table:table-cell office:value-type="string">
            <text:p>Iron Ingot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Stainless Steel Ingot</text:p>
          </table:table-cell>
          <table:table-cell office:value-type="string">
            <text:p>Iron, Chromium ingots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 office:value-type="string">
            <text:p>Blacksmit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isel, Axe, Hammer</text:p>
          </table:table-cell>
          <table:table-cell office:value-type="string">
            <text:p>Blacksmithing Shop</text:p>
          </table:table-cell>
          <table:table-cell office:value-type="string">
            <text:p>Brick(16), An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acksmithing Shop</text:p>
          </table:table-cell>
          <table:table-cell office:value-type="string">
            <text:p>Anvil</text:p>
          </table:table-cell>
          <table:table-cell office:value-type="string">
            <text:p>Iron Ingot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Rock Hammer, Furnace</text:p>
          </table:table-cell>
          <table:table-cell office:value-type="string">
            <text:p>Smithing Hammer</text:p>
          </table:table-cell>
          <table:table-cell office:value-type="string">
            <text:p>Handle, 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Tongs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Carbide Chisel</text:p>
          </table:table-cell>
          <table:table-cell office:value-type="string">
            <text:p>Iron Ingot, Carb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Fuller(Forming everything else)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Hardy(Weapons)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Planar Part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Pick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Shovel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Ho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2" office:value-type="string">
            <text:p>Shears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Hammer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Pickaxe</text:p>
          </table:table-cell>
          <table:table-cell table:style-name="ce2" office:value-type="string">
            <text:p>Pickaxe Head, Hand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Shovelaxe</text:p>
          </table:table-cell>
          <table:table-cell table:style-name="ce2" office:value-type="string">
            <text:p>Shovelaxe Head, Hand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Hoe</text:p>
          </table:table-cell>
          <table:table-cell table:style-name="ce2" office:value-type="string">
            <text:p>Hoe Head, Hand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Hammer</text:p>
          </table:table-cell>
          <table:table-cell table:style-name="ce2" office:value-type="string">
            <text:p>Hammer Head, Hand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Axe</text:p>
          </table:table-cell>
          <table:table-cell table:style-name="ce2" office:value-type="string">
            <text:p>Axe 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etal Hoop</text:p>
          </table:table-cell>
          <table:table-cell office:value-type="string">
            <text:p>Iron Ingot, Full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>
            <text:p>Wrench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onkey wrench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Wire Cut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rbide Chisel, Anvil, Smithing Hammer</text:p>
          </table:table-cell>
          <table:table-cell office:value-type="string">
            <text:p>Saw Blade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ck, Anvil, Smithing Hammer</text:p>
          </table:table-cell>
          <table:table-cell office:value-type="string">
            <text:p>Sewing Kit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Metal Ro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, Fuller</text:p>
          </table:table-cell>
          <table:table-cell office:value-type="string">
            <text:p>Cauldron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 office:value-type="string">
            <text:p>Weaving</text:p>
          </table:table-cell>
          <table:table-cell office:value-type="string">
            <text:p>Loom</text:p>
          </table:table-cell>
          <table:table-cell office:value-type="string">
            <text:p>Thread</text:p>
          </table:table-cell>
          <table:table-cell office:value-type="string">
            <text:p>Raw Cotton/Wool/Hem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om</text:p>
          </table:table-cell>
          <table:table-cell office:value-type="string">
            <text:p>Fabric</text:p>
          </table:table-cell>
          <table:table-cell office:value-type="string">
            <text:p>Thread</text:p>
          </table:table-cell>
          <table:table-cell table:number-columns-repeated="2"/>
        </table:table-row>
        <table:table-row table:style-name="ro1">
          <table:table-cell office:value-type="string">
            <text:p>Tailoring</text:p>
          </table:table-cell>
          <table:table-cell office:value-type="string">
            <text:p>Sewing Kit</text:p>
          </table:table-cell>
          <table:table-cell office:value-type="string">
            <text:p>Cloth Bolt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Shirt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Blouse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Pants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 office:value-type="string">
            <text:p>Tanning</text:p>
          </table:table-cell>
          <table:table-cell office:value-type="string">
            <text:p>Tanners Rack</text:p>
          </table:table-cell>
          <table:table-cell office:value-type="string">
            <text:p>Leather</text:p>
          </table:table-cell>
          <table:table-cell office:value-type="string">
            <text:p>Animal Skin, 1 Da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nners Rack, Rock/Chisel</text:p>
          </table:table-cell>
          <table:table-cell office:value-type="string">
            <text:p>Animal Skin</text:p>
          </table:table-cell>
          <table:table-cell office:value-type="string">
            <text:p>Animal Pelt</text:p>
          </table:table-cell>
          <table:table-cell table:number-columns-repeated="2"/>
        </table:table-row>
        <table:table-row table:style-name="ro1">
          <table:table-cell office:value-type="string">
            <text:p>Leatherworking</text:p>
          </table:table-cell>
          <table:table-cell office:value-type="string">
            <text:p>Scissors</text:p>
          </table:table-cell>
          <table:table-cell office:value-type="string">
            <text:p>Leather</text:p>
          </table:table-cell>
          <table:table-cell office:value-type="string">
            <text:p>Animal Sk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issors</text:p>
          </table:table-cell>
          <table:table-cell office:value-type="string">
            <text:p>Animal Thread</text:p>
          </table:table-cell>
          <table:table-cell office:value-type="string">
            <text:p>Animal Sk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</text:p>
          </table:table-cell>
          <table:table-cell office:value-type="string">
            <text:p>Leather Tunic</text:p>
          </table:table-cell>
          <table:table-cell office:value-type="string">
            <text:p>Leather(2), Animal Thread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</text:p>
          </table:table-cell>
          <table:table-cell office:value-type="string">
            <text:p>Leather Pants</text:p>
          </table:table-cell>
          <table:table-cell office:value-type="string">
            <text:p>Leather(4), Animal Thread(3)</text:p>
          </table:table-cell>
          <table:table-cell table:number-columns-repeated="2"/>
        </table:table-row>
        <table:table-row table:style-name="ro1">
          <table:table-cell office:value-type="string">
            <text:p>Whitesmithing</text:p>
          </table:table-cell>
          <table:table-cell office:value-type="string">
            <text:p>Hammer, Chisel</text:p>
          </table:table-cell>
          <table:table-cell office:value-type="string">
            <text:p>Jewelry</text:p>
          </table:table-cell>
          <table:table-cell office:value-type="string">
            <text:p>Gold/Silver Ingot(, Gem)</text:p>
          </table:table-cell>
          <table:table-cell table:number-columns-repeated="2"/>
        </table:table-row>
        <table:table-row table:style-name="ro1">
          <table:table-cell office:value-type="string">
            <text:p>Dyer</text:p>
          </table:table-cell>
          <table:table-cell office:value-type="string">
            <text:p>Mortar, Pestle</text:p>
          </table:table-cell>
          <table:table-cell office:value-type="string">
            <text:p>Paint, Colored Ingot, Dye Tub</text:p>
          </table:table-cell>
          <table:table-cell office:value-type="string">
            <text:p>Dye Mineral(See assets); Paint Roller, Ingot, Tub</text:p>
          </table:table-cell>
          <table:table-cell table:number-columns-repeated="2"/>
        </table:table-row>
        <table:table-row table:style-name="ro1">
          <table:table-cell office:value-type="string">
            <text:p>Glassworker</text:p>
          </table:table-cell>
          <table:table-cell office:value-type="string">
            <text:p>Gloryhole, Metal Rod, Fuller</text:p>
          </table:table-cell>
          <table:table-cell office:value-type="string">
            <text:p>Jar, Bottle, Flask, Beaker, Carboy</text:p>
          </table:table-cell>
          <table:table-cell office:value-type="string">
            <text:p>Sand</text:p>
          </table:table-cell>
          <table:table-cell table:number-columns-repeated="2"/>
        </table:table-row>
        <table:table-row table:style-name="ro1">
          <table:table-cell office:value-type="string">
            <text:p>Alchemy</text:p>
          </table:table-cell>
          <table:table-cell office:value-type="string">
            <text:p>Mortar, Pestle</text:p>
          </table:table-cell>
          <table:table-cell office:value-type="string">
            <text:p>Emerald, Aquamarine, Tourmaline, Ruby, Bloodstone, Garnet, Sapphire, Topaz</text:p>
          </table:table-cell>
          <table:table-cell office:value-type="string">
            <text:p>Gem Dus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ammer</text:p>
          </table:table-cell>
          <table:table-cell office:value-type="string">
            <text:p>Low Covalence Dust</text:p>
          </table:table-cell>
          <table:table-cell office:value-type="string">
            <text:p>Rock(8), Co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Medium Covalence Dust</text:p>
          </table:table-cell>
          <table:table-cell office:value-type="string">
            <text:p>Ruby Dust, Iron 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auldron, Furnace</text:p>
          </table:table-cell>
          <table:table-cell office:value-type="string">
            <text:p>High Covalence Dust</text:p>
          </table:table-cell>
          <table:table-cell office:value-type="string">
            <text:p>Diamond Dust, Co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 Divining Rod</text:p>
          </table:table-cell>
          <table:table-cell office:value-type="string">
            <text:p>Low Covalence Dust(8),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edium Divining Rod</text:p>
          </table:table-cell>
          <table:table-cell office:value-type="string">
            <text:p>Medium Covalence Dust(8), Low Divining Ro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High Divining Rod</text:p>
          </table:table-cell>
          <table:table-cell office:value-type="string">
            <text:p>High Covalence Dust(8), Medium Divining R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tar, Pestle</text:p>
          </table:table-cell>
          <table:table-cell office:value-type="string">
            <text:p>Paper</text:p>
          </table:table-cell>
          <table:table-cell office:value-type="string">
            <text:p>Hemp Stalks(3), Water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Talsman of Repair</text:p>
          </table:table-cell>
          <table:table-cell office:value-type="string">
            <text:p>Low Covalence Dust(2), Medium Covalence Dust(2), High Covalence Dust(2), Thread(2), Paper(1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tar, Pestle</text:p>
          </table:table-cell>
          <table:table-cell office:value-type="string">
            <text:p>Sugar(6)</text:p>
          </table:table-cell>
          <table:table-cell office:value-type="string">
            <text:p>Sugar Stal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auldron, Furnace</text:p>
          </table:table-cell>
          <table:table-cell office:value-type="string">
            <text:p>Philosophers Stone</text:p>
          </table:table-cell>
          <table:table-cell office:value-type="string">
            <text:p>Topaz, Emerald, Aquamarine, Tourmaline, Ruby, Bloodstone, Garnet, Sapphire, Lapis Lazuli Dusts; Diamond 3000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Gold Ingot</text:p>
          </table:table-cell>
          <table:table-cell office:value-type="string">
            <text:p>Philosophers Stone, Iron Ingot(8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iamond</text:p>
          </table:table-cell>
          <table:table-cell office:value-type="string">
            <text:p>Philosophers Stone, Gold Ingot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Coal</text:p>
          </table:table-cell>
          <table:table-cell office:value-type="string">
            <text:p>Philosophers Stone, Charcoa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Alchemical Coal</text:p>
          </table:table-cell>
          <table:table-cell office:value-type="string">
            <text:p>Philosophers Stone, Coa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Mobius Fuel</text:p>
          </table:table-cell>
          <table:table-cell office:value-type="string">
            <text:p>Philosophers Stone, Alchemical Coa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Aeternalis Fuel</text:p>
          </table:table-cell>
          <table:table-cell office:value-type="string">
            <text:p>Philosophers Stone, Mobius Fue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ark Matter</text:p>
          </table:table-cell>
          <table:table-cell office:value-type="string">
            <text:p>Aeternalis Fuel(8), Diamond(9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Red Matter</text:p>
          </table:table-cell>
          <table:table-cell office:value-type="string">
            <text:p>Dark Matter(3), Aeternalis Fuel(6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auldron, Furnace</text:p>
          </table:table-cell>
          <table:table-cell office:value-type="string">
            <text:p>Body Stone</text:p>
          </table:table-cell>
          <table:table-cell office:value-type="string">
            <text:p>Sugar(6), Red Matter(2), Lapis Lazul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auldron, Furnace</text:p>
          </table:table-cell>
          <table:table-cell office:value-type="string">
            <text:p>Soul Stone</text:p>
          </table:table-cell>
          <table:table-cell office:value-type="string">
            <text:p>Topaz Dust(6), Red Matter(2), Lapis Lazul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Life Stone</text:p>
          </table:table-cell>
          <table:table-cell office:value-type="string">
            <text:p>Body, Soul Stone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auldron, Furnace</text:p>
          </table:table-cell>
          <table:table-cell office:value-type="string">
            <text:p>Mind Stone</text:p>
          </table:table-cell>
          <table:table-cell office:value-type="string">
            <text:p>Book(6), Red Matter(2), Lapis Lazuil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auldron, Furnace</text:p>
          </table:table-cell>
          <table:table-cell office:value-type="string">
            <text:p>Destruction Catalyst</text:p>
          </table:table-cell>
          <table:table-cell office:value-type="string">
            <text:p>Nova Catalyst(4), Mobius Fuel(4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auldron, Furnace</text:p>
          </table:table-cell>
          <table:table-cell office:value-type="string">
            <text:p>Hyperkinetic Lens</text:p>
          </table:table-cell>
          <table:table-cell office:value-type="string">
            <text:p>Diamond(6), Dark Matter(2), Nova Catalys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auldron, Furnace</text:p>
          </table:table-cell>
          <table:table-cell office:value-type="string">
            <text:p>Catalytic Lens</text:p>
          </table:table-cell>
          <table:table-cell office:value-type="string">
            <text:p>Hyperkenetic Lens, Destruction Catalyst, Dark Matter(6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ark Matter Cube</text:p>
          </table:table-cell>
          <table:table-cell office:value-type="string">
            <text:p>Dark Matter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Red Matter Cube</text:p>
          </table:table-cell>
          <table:table-cell office:value-type="string">
            <text:p>Red Matter(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Pickaxe Head</text:p>
          </table:table-cell>
          <table:table-cell office:value-type="string">
            <text:p>Dark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Shovel Head</text:p>
          </table:table-cell>
          <table:table-cell office:value-type="string">
            <text:p>Dark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Hoe Head</text:p>
          </table:table-cell>
          <table:table-cell office:value-type="string">
            <text:p>Dark Matter(2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Dark matter Axe Head</text:p>
          </table:table-cell>
          <table:table-cell office:value-type="string">
            <text:p>Dark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Shears</text:p>
          </table:table-cell>
          <table:table-cell office:value-type="string">
            <text:p>Dark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Hammer Head</text:p>
          </table:table-cell>
          <table:table-cell office:value-type="string">
            <text:p>Dark Matter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Blast Furnace</text:p>
          </table:table-cell>
          <table:table-cell office:value-type="string">
            <text:p>Diamond Rod</text:p>
          </table:table-cell>
          <table:table-cell office:value-type="string">
            <text:p>Diamond Dust(16), 4000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Pickaxe</text:p>
          </table:table-cell>
          <table:table-cell office:value-type="string">
            <text:p>Dark Matter Pickaxe Head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Shovel</text:p>
          </table:table-cell>
          <table:table-cell office:value-type="string">
            <text:p>Dark Matter Shovel Head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Hoe</text:p>
          </table:table-cell>
          <table:table-cell office:value-type="string">
            <text:p>Dark Matter Hoe Head, Diamond Ro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Dark matter Axe</text:p>
          </table:table-cell>
          <table:table-cell office:value-type="string">
            <text:p>Dark matter Axe Head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Shears</text:p>
          </table:table-cell>
          <table:table-cell office:value-type="string">
            <text:p>Dark Matter Shears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Hammer</text:p>
          </table:table-cell>
          <table:table-cell office:value-type="string">
            <text:p>Dark Matter Hammer Head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Pickaxe</text:p>
          </table:table-cell>
          <table:table-cell office:value-type="string">
            <text:p>Dark Matter Pickaxe, Red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Shovel</text:p>
          </table:table-cell>
          <table:table-cell office:value-type="string">
            <text:p>Dark Matter Shovel, Red Matter(1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Hoe</text:p>
          </table:table-cell>
          <table:table-cell office:value-type="string">
            <text:p>Dark Matter Hoe, Red Matter(2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Red matter Axe</text:p>
          </table:table-cell>
          <table:table-cell office:value-type="string">
            <text:p>Dark matter Axe, Red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Shears</text:p>
          </table:table-cell>
          <table:table-cell office:value-type="string">
            <text:p>Dark Matter Shears, Red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Hammer</text:p>
          </table:table-cell>
          <table:table-cell office:value-type="string">
            <text:p>Dark Matter Hammer, Red Matter(2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Nova Catalyst</text:p>
          </table:table-cell>
          <table:table-cell office:value-type="string">
            <text:p>TNT, Mobius Fuel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Nova Cataclysm</text:p>
          </table:table-cell>
          <table:table-cell office:value-type="string">
            <text:p>Nova Catalyst, Aeternalis Fuel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Evertide</text:p>
          </table:table-cell>
          <table:table-cell office:value-type="string">
            <text:p>Bucket of Water(6), Dark matter(3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Volcanite</text:p>
          </table:table-cell>
          <table:table-cell office:value-type="string">
            <text:p>Bucket of Lava(6), Dark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em of eternal Destiny</text:p>
          </table:table-cell>
          <table:table-cell office:value-type="string">
            <text:p>Diamond(6), Dark Matter(2), Obsidian(2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ock of Flowing time</text:p>
          </table:table-cell>
          <table:table-cell office:value-type="string">
            <text:p>Compass, Dark Matter(4), Obsidian(2), Topaz 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ercurial Eye</text:p>
          </table:table-cell>
          <table:table-cell office:value-type="string">
            <text:p>Brick(5), Obsidian(2), Diamond, Red Matter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Alchemical Chest</text:p>
          </table:table-cell>
          <table:table-cell office:value-type="string">
            <text:p>Low Covalence Dust, Medium Covalence Dust, High Covalence Dust, Iron Ingot(6), Ch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ergy Condenser</text:p>
          </table:table-cell>
          <table:table-cell office:value-type="string">
            <text:p>Obsidian(4), Diamond(4), Alchemical Ch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ergy Collector Pure</text:p>
          </table:table-cell>
          <table:table-cell office:value-type="string">
            <text:p>Topaz Dust(12), Diamond Dust(6), Furna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Energy Collector</text:p>
          </table:table-cell>
          <table:table-cell office:value-type="string">
            <text:p>Energy Collector Pure, Topaz Dust(6), Dark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Energy Collector</text:p>
          </table:table-cell>
          <table:table-cell office:value-type="string">
            <text:p>Dark Matter Energy Collector, Topaz Dust(6), Red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ntimatter Relay Pure</text:p>
          </table:table-cell>
          <table:table-cell office:value-type="string">
            <text:p>Obsidian(12), Diamond Dust(6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Antimatter Relay</text:p>
          </table:table-cell>
          <table:table-cell office:value-type="string">
            <text:p>Antimatter Relay Pure, Obsidian(12), Dark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Antimatter Relay</text:p>
          </table:table-cell>
          <table:table-cell office:value-type="string">
            <text:p>Dark Matter Antimatter Relay, Obsidian(12), Red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Furnace</text:p>
          </table:table-cell>
          <table:table-cell office:value-type="string">
            <text:p>Dark Matter Cube(8), Furna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Furnace</text:p>
          </table:table-cell>
          <table:table-cell office:value-type="string">
            <text:p>Dark Matter Furnace, Red Matter Cube(4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Klein Star Alpha</text:p>
          </table:table-cell>
          <table:table-cell office:value-type="string">
            <text:p>Diamond, Mobius Fuel(8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ein Star Beta</text:p>
          </table:table-cell>
          <table:table-cell office:value-type="string">
            <text:p>Klein Star Alpha(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ein Star Gamma</text:p>
          </table:table-cell>
          <table:table-cell office:value-type="string">
            <text:p>Klein Star Beta(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ein Star Omega</text:p>
          </table:table-cell>
          <table:table-cell office:value-type="string">
            <text:p>Klein Star Gamma(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ein Star Prime</text:p>
          </table:table-cell>
          <table:table-cell office:value-type="string">
            <text:p>Klein Star Omega(4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rewing</text:p>
          </table:table-cell>
          <table:table-cell office:value-type="string">
            <text:p>Mortar, Pestle</text:p>
          </table:table-cell>
          <table:table-cell office:value-type="string">
            <text:p>Malt</text:p>
          </table:table-cell>
          <table:table-cell office:value-type="string">
            <text:p>Grain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tar, Pestle</text:p>
          </table:table-cell>
          <table:table-cell office:value-type="string">
            <text:p>Flavoring</text:p>
          </table:table-cell>
          <table:table-cell office:value-type="string">
            <text:p>Berries, Nuts, Et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Heated Malts</text:p>
          </table:table-cell>
          <table:table-cell office:value-type="string">
            <text:p>Malt, Flavor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boy</text:p>
          </table:table-cell>
          <table:table-cell office:value-type="string">
            <text:p>Fermentation Product</text:p>
          </table:table-cell>
          <table:table-cell office:value-type="string">
            <text:p>Heated Malts, Yeast, 1 da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rrel</text:p>
          </table:table-cell>
          <table:table-cell office:value-type="string">
            <text:p>Keg of Alcohol</text:p>
          </table:table-cell>
          <table:table-cell office:value-type="string">
            <text:p>Fermentation Product, Fabric</text:p>
          </table:table-cell>
          <table:table-cell table:number-columns-repeated="2"/>
        </table:table-row>
        <table:table-row table:style-name="ro1">
          <table:table-cell office:value-type="string">
            <text:p>Metal Forging</text:p>
          </table:table-cell>
          <table:table-cell/>
          <table:table-cell office:value-type="string">
            <text:p>For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hain Saw Bla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ackhamme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eedwacke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ic Drill Assemlb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n Cab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pper Cab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old Cab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V Cab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mpty Ce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al Generato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eothermal Generato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nd Mill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ranium Reactor Chambe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ranium Reactor She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tegrated Reactor Plat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tegrated Heat Dispens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orium Reactor She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orium Reactor Chambe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orium Input St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orium Dump Tan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cerato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xtracto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esso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rappe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anning Machine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fe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rilling Platfor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rilling 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rilling Pu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nstruction Foam Sprayer Assembly</text:p>
          </table:table-cell>
          <table:table-cell table:number-columns-repeated="3"/>
        </table:table-row>
        <table:table-row table:style-name="ro3">
          <table:table-cell office:value-type="string">
            <text:p>Electronics Fabricator</text:p>
          </table:table-cell>
          <table:table-cell/>
          <table:table-cell office:value-type="string">
            <text:p>Fabrication Facil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ultime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ic Drill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ic Wrench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ic Treetap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ackhamme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ic Hoe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iber Optic Cable Extrus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ttery Bo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nor Energy Storage Un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ega Energy Storage Un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ngle Use Batte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chargeable Batte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ttery Pac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V Transfor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V Transfor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V Transfor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C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 Circu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vanced Circu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tegrated Circu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apaci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duc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sis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ransis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ogic Gates(AND,OR, NOT, NAND, NOR, XOR, XNO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al Generato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eothermal Generato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lar Pa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vanced Solar Pa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uantum Solar Pa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nd Mill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ranium Reactor Chambe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orium Reactor Chambe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cerato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xtracto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esso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rappe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anning Machine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fe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llumination Pa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o-Mag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olyz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sla Coi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lepor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rilling Platform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u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rv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d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isk Driv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ou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ortable Data Driv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utomat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i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uter Cable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51:Sheet1.E6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17:1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1:44:40.58</meta:creation-date>
    <meta:generator>LibreOffice/3.4$Win32 LibreOffice_project/340m1$Build-502</meta:generator>
    <dc:date>2012-08-30T17:11:55.54</dc:date>
    <meta:editing-duration>PT23H18M25S</meta:editing-duration>
    <meta:editing-cycles>5</meta:editing-cycles>
    <meta:document-statistic meta:table-count="3" meta:cell-count="665" meta:object-count="0"/>
  </office:meta>
</office:document-meta>
</file>